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tockAvailabilityReport-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tockAvailabilityReport">
            <text:p>StockAvailabilityReport</text:p>
          </table:table-cell>
          <table:table-cell table:style-name="ce8" office:value-type="string" office:string-value="Stock Availability Report. Details">
            <text:p>Stock Availability Report. Details</text:p>
          </table:table-cell>
          <table:table-cell table:style-name="ce8" office:value-type="string" office:string-value=""/>
          <table:table-cell table:style-name="ce8" office:value-type="string" office:string-value="Stock Availability Report">
            <text:p>Stock Availability Repor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Storage status report.">
            <text:p>Storage status report.</text:p>
          </table:table-cell>
          <table:table-cell table:style-name="ce8" office:value-type="string" office:string-value=""/>
          <table:table-cell table:style-name="ce8" office:value-type="string" office:string-value="ABIE">
            <text:p>ABIE</text:p>
          </table:table-cell>
          <table:table-cell table:style-name="ce8" office:value-type="string" office:string-value="A report on the quantities of each item that are, or will be, in stock. This document is sent by a Seller (for example a producer) to a Buyer (for example a retailer).">
            <text:p>A report on the quantities of each item that are, or will be, in stock. This document is sent by a Seller (for example a producer) to a Buyer (for example a retail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Marketing &amp; sales">
            <text:p>Marketing &amp; sale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Stock Availability Report. UBL Version Identifier. Identifier">
            <text:p>Stock Availability Report. UBL Version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Stock Availability Report. Customization Identifier. Identifier">
            <text:p>Stock Availability Report. Customization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Stock Availability Report. Profile Identifier. Identifier">
            <text:p>Stock Availability Report. Profile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Stock Availability Report. Profile Execution Identifier. Identifier">
            <text:p>Stock Availability Report. Profile Execution Identifier.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Stock Availability Report. Identifier">
            <text:p>Stock Availability Report.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Document Number, Inventory Report Number">
            <text:p>Document Number, Inventory Repor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Stock Availability Report. Copy_ Indicator. Indicator">
            <text:p>Stock Availability Report. Copy_ Indicator. Indicator</text:p>
          </table:table-cell>
          <table:table-cell table:style-name="ce9" office:value-type="string" office:string-value=""/>
          <table:table-cell office:value-type="string" table:style-name="ce9" office:string-value="Stock Availability Report">
            <text:p>Stock Availability Repor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Stock Availability Report. UUID. Identifier">
            <text:p>Stock Availability Report. UUID. Identifier</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Stock Availability Report. Issue Date. Date">
            <text:p>Stock Availability Report. Issue Date. Date</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Stock Availability Report. Issue Time. Time">
            <text:p>Stock Availability Report. Issue Time. Time</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Stock Availability Report. Note. Text">
            <text:p>Stock Availability Report. Note. Text</text:p>
          </table:table-cell>
          <table:table-cell table:style-name="ce9" office:value-type="string" office:string-value=""/>
          <table:table-cell office:value-type="string" table:style-name="ce9" office:string-value="Stock Availability Report">
            <text:p>Stock Availability Repor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Stock Availability Report. Document_ Currency Code. Code">
            <text:p>Stock Availability Report. Document_ Currency Code. Code</text:p>
          </table:table-cell>
          <table:table-cell table:style-name="ce9" office:value-type="string" office:string-value=""/>
          <table:table-cell office:value-type="string" table:style-name="ce9" office:string-value="Stock Availability Report">
            <text:p>Stock Availability Repor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Marketing &amp; sales">
            <text:p>Marketing &amp; sale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InventoryPeriod">
            <text:p>InventoryPeriod</text:p>
          </table:table-cell>
          <table:table-cell table:style-name="ce10" office:value-type="string" office:string-value="Stock Availability Report. Inventory_ Period. Period">
            <text:p>Stock Availability Report. Inventory_ Period. Period</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Inventory">
            <text:p>Inventor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inventory period covered by the Report.">
            <text:p>The inventory period covered by the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Stock Availability Report. Document Reference">
            <text:p>Stock Availability Report. Document Reference</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Stock Availability Report. Signature">
            <text:p>Stock Availability Report. Signature</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llerSupplierParty">
            <text:p>SellerSupplierParty</text:p>
          </table:table-cell>
          <table:table-cell table:style-name="ce10" office:value-type="string" office:string-value="Stock Availability Report. Seller_ Supplier Party. Supplier Party">
            <text:p>Stock Availability Report. Seller_ Supplier Party. Supplier Party</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7]"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tailerCustomerParty">
            <text:p>RetailerCustomerParty</text:p>
          </table:table-cell>
          <table:table-cell table:style-name="ce10" office:value-type="string" office:string-value="Stock Availability Report. Retailer_ Customer Party. Customer Party">
            <text:p>Stock Availability Report. Retailer_ Customer Party. Customer Party</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Retailer">
            <text:p>Retailer</text:p>
          </table:table-cell>
          <table:table-cell table:style-name="ce10" office:value-type="string" office:string-value=""/>
          <table:table-cell table:style-name="ce10" office:value-type="string" office:string-value=""/>
          <table:table-cell table:style-name="ce10" table:formula="of:=[.M1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retailer.">
            <text:p>The retai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ventoryReportingParty">
            <text:p>InventoryReportingParty</text:p>
          </table:table-cell>
          <table:table-cell table:style-name="ce10" office:value-type="string" office:string-value="Stock Availability Report. Inventory Reporting_ Party. Party">
            <text:p>Stock Availability Report. Inventory Reporting_ Party. Party</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Inventory Reporting">
            <text:p>Inventory Reporting</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that will receive and use the Stock Availability Report (normally the branch for which the stock is reported).">
            <text:p>The party that will receive and use the Stock Availability Report (normally the branch for which the stock is repor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tockAvailabilityReportLine">
            <text:p>StockAvailabilityReportLine</text:p>
          </table:table-cell>
          <table:table-cell table:style-name="ce10" office:value-type="string" office:string-value="Stock Availability Report. Stock Availability Report Line">
            <text:p>Stock Availability Report. Stock Availability Report Line</text:p>
          </table:table-cell>
          <table:table-cell table:style-name="ce10" office:value-type="string" office:string-value=""/>
          <table:table-cell table:style-name="ce10" office:value-type="string" office:string-value="Stock Availability Report">
            <text:p>Stock Availability Repor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tock Availability Report Line">
            <text:p>Stock Availability Report Line</text:p>
          </table:table-cell>
          <table:table-cell table:style-name="ce10" office:value-type="string" office:string-value="Stock Availability Report Line">
            <text:p>Stock Availability Repor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tock Availability Report Line">
            <text:p>Stock Availability Repor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representing a particular item of sale and associated with a line in the Catalogue.">
            <text:p>A line representing a particular item of sale and associated with a line in the Catalogu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Marketing &amp; sales">
            <text:p>Marketing &amp; sale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